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1c1c1c" draw:textarea-horizontal-align="justify" draw:textarea-vertical-align="middle" draw:auto-grow-height="false" fo:min-height="3.56cm" fo:min-width="17.153cm"/>
    </style:style>
    <style:style style:name="gr2" style:family="graphic" style:parent-style-name="standard">
      <style:graphic-properties svg:stroke-color="#193300" draw:fill-color="#009900" draw:textarea-horizontal-align="justify" draw:textarea-vertical-align="middle" draw:auto-grow-height="false" fo:min-height="2.925cm" fo:min-width="1.913cm"/>
    </style:style>
    <style:style style:name="gr3" style:family="graphic" style:parent-style-name="standard">
      <style:graphic-properties svg:stroke-width="0cm" draw:fill-color="#cccccc" draw:textarea-horizontal-align="justify" draw:textarea-vertical-align="middle" draw:auto-grow-height="false" fo:min-height="0.379cm" fo:min-width="0.129cm"/>
    </style:style>
    <style:style style:name="gr4" style:family="graphic" style:parent-style-name="standard">
      <style:graphic-properties svg:stroke-color="#000000" draw:fill-color="#999999" draw:textarea-horizontal-align="justify" draw:textarea-vertical-align="middle" draw:auto-grow-height="false" fo:min-height="0cm" fo:min-width="0.135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379cm" fo:min-width="0.129cm"/>
    </style:style>
    <style:style style:name="gr6" style:family="graphic" style:parent-style-name="standard">
      <style:graphic-properties svg:stroke-width="0cm" draw:fill-color="#cccccc" draw:textarea-horizontal-align="justify" draw:textarea-vertical-align="middle" draw:auto-grow-height="false" fo:min-height="0.639cm" fo:min-width="0.389cm"/>
    </style:style>
    <style:style style:name="gr7" style:family="graphic" style:parent-style-name="standard">
      <style:graphic-properties draw:textarea-horizontal-align="justify" draw:textarea-vertical-align="middle" draw:auto-grow-height="false" fo:min-height="3.306cm" fo:min-width="4.199cm"/>
    </style:style>
    <style:style style:name="gr8" style:family="graphic" style:parent-style-name="standard">
      <style:graphic-properties svg:stroke-color="#ff6666" draw:fill-color="#ff0000" draw:textarea-horizontal-align="justify" draw:textarea-vertical-align="middle" draw:auto-grow-height="false" fo:min-height="0.323cm" fo:min-width="0.708cm"/>
    </style:style>
    <style:style style:name="P1" style:family="paragraph">
      <loext:graphic-properties draw:fill-color="#1c1c1c"/>
      <style:paragraph-properties fo:text-align="center"/>
    </style:style>
    <style:style style:name="P2" style:family="paragraph">
      <loext:graphic-properties draw:fill-color="#009900"/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-color="#999999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0000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7.653cm" svg:height="3.81cm" svg:x="3.159cm" svg:y="12.55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413cm" svg:height="3.175cm" svg:x="4.429cm" svg:y="12.93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889cm" svg:height="0.889cm" svg:x="4.556cm" svg:y="13.0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635cm" svg:height="0.127cm" svg:x="4.683cm" svg:y="13.44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889cm" svg:height="0.889cm" svg:x="4.556cm" svg:y="14.0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635cm" svg:height="0.127cm" svg:x="4.683cm" svg:y="14.4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889cm" svg:height="0.889cm" svg:x="4.556cm" svg:y="13.0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635cm" svg:height="0.127cm" svg:x="4.683cm" svg:y="13.44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889cm" svg:height="0.889cm" svg:x="4.556cm" svg:y="15.0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635cm" svg:height="0.127cm" svg:x="4.683cm" svg:y="15.47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889cm" svg:height="0.889cm" svg:x="3.234cm" svg:y="12.6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889cm" svg:height="0.889cm" svg:x="3.259cm" svg:y="15.3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889cm" svg:height="0.889cm" svg:x="19.796cm" svg:y="12.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889cm" svg:height="0.889cm" svg:x="19.821cm" svg:y="15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2.413cm" svg:height="3.175cm" svg:x="17.001cm" svg:y="12.91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6" draw:text-style-name="P3" draw:layer="layout" svg:width="0.889cm" svg:height="0.889cm" svg:x="18.398cm" svg:y="14.054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4" draw:text-style-name="P4" draw:layer="layout" svg:width="0.635cm" svg:height="0.127cm" svg:x="18.525cm" svg:y="14.4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6" draw:text-style-name="P3" draw:layer="layout" svg:width="0.889cm" svg:height="0.889cm" svg:x="18.398cm" svg:y="13.038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4" draw:text-style-name="P4" draw:layer="layout" svg:width="0.635cm" svg:height="0.127cm" svg:x="18.525cm" svg:y="13.41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6" draw:text-style-name="P3" draw:layer="layout" svg:width="0.889cm" svg:height="0.889cm" svg:x="18.398cm" svg:y="15.07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4" draw:text-style-name="P4" draw:layer="layout" svg:width="0.635cm" svg:height="0.127cm" svg:x="18.525cm" svg:y="15.45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7" draw:text-style-name="P6" draw:layer="layout" svg:width="4.699cm" svg:height="3.556cm" svg:x="11.949cm" svg:y="12.67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1.27cm" svg:height="0.635cm" svg:x="7.223cm" svg:y="15.3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1T14:35:32.750000000</meta:creation-date>
    <dc:date>2018-04-11T14:50:45.592000000</dc:date>
    <meta:editing-duration>PT15M11S</meta:editing-duration>
    <meta:editing-cycles>2</meta:editing-cycles>
    <meta:generator>LibreOffice/5.4.3.2$Windows_X86_64 LibreOffice_project/92a7159f7e4af62137622921e809f8546db437e5</meta:generator>
    <meta:document-statistic meta:object-count="24"/>
  </office:meta>
</office:document-meta>
</file>